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5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2pt"/>
    </style:style>
    <style:style style:name="co4" style:family="table-column">
      <style:table-column-properties fo:break-before="auto" style:column-width="11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ameter Block</text:p>
          </table:table-cell>
          <table:table-cell table:number-columns-repeated="3"/>
          <table:table-cell office:value-type="string" calcext:value-type="string">
            <text:p>Data Block</text:p>
          </table:table-cell>
          <table:table-cell table:number-columns-repeated="3"/>
          <table:table-cell office:value-type="string" calcext:value-type="string">
            <text:p>Status B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 In char</text:p>
          </table:table-cell>
          <table:table-cell table:formula="of:=SUM([.B7:.B17]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ize in char</text:p>
          </table:table-cell>
          <table:table-cell office:value-type="string" calcext:value-type="string">
            <text:p>6x</text:p>
          </table:table-cell>
          <table:table-cell table:number-columns-repeated="2"/>
          <table:table-cell office:value-type="string" calcext:value-type="string">
            <text:p>size in 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nk size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unk Siz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unk 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 order of chunks</text:p>
          </table:table-cell>
          <table:table-cell table:number-columns-repeated="3"/>
          <table:table-cell office:value-type="string" calcext:value-type="string">
            <text:p>Revers order of chunks</text:p>
          </table:table-cell>
          <table:table-cell table:number-columns-repeated="3"/>
          <table:table-cell office:value-type="string" calcext:value-type="string">
            <text:p>reverse order of chunk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#Char</text:p>
          </table:table-cell>
          <table:table-cell office:value-type="string" calcext:value-type="string">
            <text:p>#chunk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wer command requ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asurem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igital Inpu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ale Factor distance resolu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flectiv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served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art Ang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Reserved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ngular Step Interv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</text:p>
          </table:table-cell>
          <table:table-cell table:number-columns-repeated="4"/>
          <table:table-cell office:value-type="string" calcext:value-type="string">
            <text:p>tach valu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Number of Measuremen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reserved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can 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reserved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can Coun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elegram Coun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ale Factor Reflec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System Coun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start Value Reflectivit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p Value Reflectivit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SUM([.J7:.J1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36-1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20]+[.B7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[.B21]+[.B8]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table:formula="of:=[.B22]+[.B9]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table:formula="of:=[.B23]+[.B10]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/>
          <table:table-cell table:formula="of:=[.B24]+[.B11]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/>
          <table:table-cell table:formula="of:=[.B25]+[.B12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/>
          <table:table-cell table:formula="of:=[.B26]+[.B13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style-name="ce1"/>
          <table:table-cell table:formula="of:=[.B27]+[.B14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/>
          <table:table-cell table:formula="of:=[.B28]+[.B15]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/>
          <table:table-cell table:formula="of:=[.B29]+[.B16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table:formula="of:=[.B30]+[.B17]" office:value-type="float" office:value="39" calcext:value-type="float">
            <text:p>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07:50:21.449869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3:03.552171317</meta:creation-date>
    <dc:date>2018-07-11T08:49:21.954874975</dc:date>
    <meta:editing-duration>PT3H49M48S</meta:editing-duration>
    <meta:editing-cycles>7</meta:editing-cycles>
    <meta:generator>LibreOffice/4.4.7.2$Linux_X86_64 LibreOffice_project/40$Build-2</meta:generator>
    <meta:document-statistic meta:table-count="1" meta:cell-count="114" meta:object-count="0"/>
  </office:meta>
</office:document-meta>
</file>